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Liberation Serif" svg:font-family="Liberation Serif"/>
  </office:font-face-decls>
  <office:automatic-styles>
    <style:style style:family="text" style:name="T1">
      <style:text-properties fo:font-size="10pt"/>
    </style:style>
    <style:style style:family="text" style:name="T2">
      <style:text-properties fo:color="#000000" style:font-name="Liberation Serif" fo:font-size="10pt" fo:language="fr" fo:country="FR" fo:font-weight="normal"/>
    </style:style>
    <style:style style:family="text" style:name="T3">
      <style:text-properties fo:font-weight="bold"/>
    </style:style>
    <style:style style:family="text" style:name="T4">
      <style:text-properties fo:font-size="10pt" fo:font-weight="normal"/>
    </style:style>
    <style:style style:family="text" style:name="T5">
      <style:text-properties style:text-underline-type="single" fo:font-size="10pt" fo:font-weight="normal"/>
    </style:style>
    <style:style style:family="text" style:name="T6">
      <style:text-properties fo:color="#000000" style:text-underline-type="single" style:font-name="Liberation Serif" fo:font-size="10pt" fo:language="fr" fo:country="FR" fo:font-weight="normal"/>
    </style:style>
    <style:style style:family="paragraph" style:name="P5" style:parent-style-name="Normal">
      <style:text-properties fo:font-weight="bold"/>
    </style:style>
    <style:style style:family="paragraph" style:name="P6" style:parent-style-name="Text body">
      <style:text-properties fo:font-weight="bold"/>
    </style:style>
    <style:style style:family="paragraph" style:name="P7" style:parent-style-name="Text body">
      <style:text-properties fo:font-weight="normal"/>
    </style:style>
    <style:style style:family="paragraph" style:name="P8" style:parent-style-name="Text body">
      <style:paragraph-properties fo:break-before="page"/>
    </style:style>
    <style:style style:family="paragraph" style:name="P9" style:parent-style-name="Normal">
      <style:paragraph-properties fo:text-align="justify" fo:break-before="page"/>
    </style:style>
    <style:style style:family="paragraph" style:name="P1" style:parent-style-name="Normal">
      <style:paragraph-properties fo:break-before="page"/>
    </style:style>
    <style:style style:family="paragraph" style:name="P2" style:parent-style-name="Heading 1">
      <style:paragraph-properties fo:break-before="page"/>
    </style:style>
    <style:style style:family="paragraph" style:name="P3" style:parent-style-name="Normal">
      <style:paragraph-properties fo:text-align="justify"/>
    </style:style>
    <style:style style:family="paragraph" style:name="P4" style:parent-style-name="Heading 2">
      <style:paragraph-properties fo:break-before="page"/>
    </style:style>
    <style:style style:family="section" style:name="Sect1"/>
    <style:style style:family="graphic" style:name="graphic1" style:parent-style-name="Frame">
      <style:graphic-properties style:wrap="parallel" style:vertical-pos="from-top" style:vertical-rel="paragraph" style:horizontal-pos="from-left" style:horizontal-rel="paragraph" fo:padding="0cm"/>
    </style:style>
    <style:page-layout style:name="PLayout2">
      <style:page-layout-properties fo:margin-top="2cm" fo:margin-bottom="2.000000cm" fo:margin-left="2cm" fo:margin-right="2cm"/>
      <style:footer-style>
        <style:header-footer-properties svg:height="1.769000cm"/>
      </style:footer-style>
    </style:page-layout>
    <style:page-layout style:name="Standard">
      <style:page-layout-properties fo:margin-top="2cm" fo:margin-bottom="2.000000cm" fo:margin-left="2cm" fo:margin-right="2cm"/>
      <style:footer-style>
        <style:header-footer-properties svg:height="1.769000cm"/>
      </style:footer-style>
    </style:page-layout>
  </office:automatic-styles>
  <office:body>
    <office:text>
      <text:section text:style-name="Sect1" text:name="Section1">
        <text:p text:style-name="Normal"/>
        <text:p text:style-name="Normal"/>
        <text:p text:style-name="Normal"/>
        <text:p text:style-name="Normal"/>
        <text:p text:style-name="Normal"/>
        <text:p text:style-name="Title">Projet Logiciel Transversal "Heroes of might and magic"</text:p>
        <text:p text:style-name="Subtitle">Mehdi NACER - Maxime HEURTEAU</text:p>
        <text:p text:style-name="Normal"/>
        <text:p text:style-name="Normal"/>
        <text:p text:style-name="Normal"/>
        <text:p text:style-name="Text"/>
        <text:p text:style-name="Normal"/>
        <text:p text:style-name="Normal"/>
        <text:p/>
        <text:p text:style-name="P1"/>
        <text:p text:style-name="Normal"/>
        <text:p text:style-name="Normal"/>
        <text:p text:style-name="Normal"/>
        <text:p text:style-name="Normal"/>
        <text:p text:style-name="Normal"/>
        <text:p/>
        <text:table-of-content text:protected="true" text:name="Table of Contents1">
          <text:table-of-content-source text:outline-level="4">
            <text:index-title-template text:style-name="Contents Heading">Table des matières</text:index-title-template>
            <text:table-of-content-entry-template text:outline-level="1" text:style-name="Contents 1">
              <text:index-entry-chapter/>
              <text:index-entry-text/>
              <text:index-entry-tab-stop style:type="right" style:leader-char="."/>
              <text:index-entry-page-number/>
            </text:table-of-content-entry-template>
            <text:table-of-content-entry-template text:outline-level="2" text:style-name="Contents 2">
              <text:index-entry-chapter/>
              <text:index-entry-text/>
              <text:index-entry-tab-stop style:type="right" style:leader-char="."/>
              <text:index-entry-page-number/>
            </text:table-of-content-entry-template>
            <text:table-of-content-entry-template text:outline-level="3" text:style-name="Contents 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source>
          <text:index-body>
            <text:index-title>
              <text:p text:style-name="Contents Heading">Table des matières</text:p>
            </text:index-title>
            <text:p text:style-name="Contents 1">Objectif</text:p>
            <text:p text:style-name="Contents 2">Présentation générale</text:p>
            <text:p text:style-name="Contents 2">Règles du jeu</text:p>
            <text:p text:style-name="Contents 2"/>
            <text:p text:style-name="Contents 2">Conception Logiciel</text:p>
            <text:p text:style-name="Contents 1">Description et conception des états</text:p>
            <text:p text:style-name="Contents 2">Description des états</text:p>
            <text:p text:style-name="Contents 2">Conception logiciel</text:p>
            <text:p text:style-name="Contents 2">Conception logiciel : extension pour le rendu</text:p>
            <text:p text:style-name="Contents 2">Conception logiciel : extension pour le moteur de jeu</text:p>
            <text:p text:style-name="Contents 2">Ressources</text:p>
            <text:p text:style-name="Contents 1">Rendu : Stratégie et Conception</text:p>
            <text:p text:style-name="Contents 2">Stratégie de rendu d'un état</text:p>
            <text:p text:style-name="Contents 2">Conception logiciel</text:p>
            <text:p text:style-name="Contents 2">Conception logiciel : extension pour les animations</text:p>
            <text:p text:style-name="Contents 2">Ressources</text:p>
            <text:p text:style-name="Contents 2">Exemple de rendu</text:p>
            <text:p text:style-name="Contents 1">Règles de changement d'états et moteur de jeu</text:p>
            <text:p text:style-name="Contents 2">Horloge globale</text:p>
            <text:p text:style-name="Contents 2">Changements extérieurs</text:p>
            <text:p text:style-name="Contents 2">Changements autonomes</text:p>
            <text:p text:style-name="Contents 2">Conception logiciel</text:p>
            <text:p text:style-name="Contents 2">Conception logiciel : extension pour l'IA</text:p>
            <text:p text:style-name="Contents 2">Conception logiciel : extension pour la parallélisation</text:p>
            <text:p text:style-name="Contents 1">Intelligence Artificielle</text:p>
            <text:p text:style-name="Contents 2">Stratégies</text:p>
            <text:p text:style-name="Contents 3">Intelligence minimale</text:p>
            <text:p text:style-name="Contents 3">Intelligence basée sur des heuristiques</text:p>
            <text:p text:style-name="Contents 3">Intelligence basée sur les arbres de recherche</text:p>
            <text:p text:style-name="Contents 2">Conception logiciel</text:p>
            <text:p text:style-name="Contents 2">Conception logiciel : extension pour l'IA composée</text:p>
            <text:p text:style-name="Contents 2">Conception logiciel : extension pour IA avancée</text:p>
            <text:p text:style-name="Contents 2">Conception logiciel : extension pour la parallélisation</text:p>
            <text:p text:style-name="Contents 1">Modularisation</text:p>
            <text:p text:style-name="Contents 2">Organisation des modules</text:p>
            <text:p text:style-name="Contents 3">Répartition sur différents threads</text:p>
            <text:p text:style-name="Contents 3">Répartition sur différentes machines</text:p>
            <text:p text:style-name="Contents 2">Conception logiciel</text:p>
            <text:p text:style-name="Contents 2">Conception logiciel : extension réseau</text:p>
            <text:p text:style-name="Contents 2">Conception logiciel : client Android</text:p>
          </text:index-body>
        </text:table-of-content>
        <text:p text:style-name="Normal"> <text:s/></text:p>
        <text:p text:style-name="Normal"/>
        <text:h text:style-name="P2" text:outline-level="1"><text:bookmark-start text:name="__RefHeading__1316_824097905"/>Objectif<text:bookmark-end text:name="__RefHeading__1316_824097905"/></text:h>
        <text:h text:style-name="Heading 2" text:outline-level="2"><text:bookmark-start text:name="__RefHeading__1318_824097905"/>Présentation générale<text:bookmark-end text:name="__RefHeading__1318_824097905"/></text:h>
        <text:p text:style-name="Text"><text:span text:style-name="T1">L’objectif du projet est de réaliser un jeu de stratégie tour par tour, s’inspirant du jeu «Heroes of might and magic» dont les règles sont développées dans la section suivante.</text:span></text:p>
        <text:p text:style-name="P3"/>
        <text:h text:style-name="Heading 2" text:outline-level="2">Règles du jeu</text:h>
        <text:p text:style-name="Text body"><text:span text:style-name="T2">L’univers du jeu est un monde médiéval-fantastique, qui sera représenté sur une carte en 2D avec une vision vue dessus.</text:span></text:p>
        <text:p text:style-name="Text body"/>
        <text:p text:style-name="Text body"><text:span text:style-name="T2">Au début du jeu, chaque joueur possède un territoire avec un peuple, un héros et une armée. <text:line-break/>Le peuple permet de générer des ressources. Pour se développer, le joueur utilise les ressources.</text:span></text:p>
        <text:p text:style-name="P3"/>
        <text:p text:style-name="P3"><text:span text:style-name="T2">Le jeu peut passer en mode "guerre", lorsque le joueur déclenche une attaque contre une autre armée. L’armée est menée par le héros. Elle suit le héros dans ses déplacements et ses attaques. Si l’armée gagne la guerre, elle gagne des ressources et agrandit le territoire, dans le cas contraire elle perd des ressources et des territoires, son armée est aussi vidée de ses soldats. Le principe de la guerre est de vider les points de vie de l’adversaire grâce à des attaques qui auront un niveau donné. Les attaques sont en tour par tour.</text:span></text:p>
        <text:p text:style-name="P3"/>
        <text:p text:style-name="P3"><text:span text:style-name="T2">ON REMPLACE LE GAIN DE TERRAIN PAR UN GAIN DE NIVEAU QUI PERMET D’AVOIR DES CAPACITÉS EN FONCTION DU NIVEAU.</text:span></text:p>
        <text:p text:style-name="P3"/>
        <text:p text:style-name="P3"><text:span text:style-name="T2">La taille maximum de l’armée est fonction de la taille des territoires.</text:span></text:p>
        <text:p text:style-name="P3"/>
        <text:p text:style-name="P3"><text:span text:style-name="T2">Les différents personnages sont:</text:span></text:p>
        <text:p text:style-name="P3"/>
        <text:p text:style-name="P3"><text:span text:style-name="T2"><text:tab/>- les villageois: leurs nombres dépend de la taille du territoire du joueur. Ils permettent de créer des ressources.</text:span></text:p>
        <text:p text:style-name="P3"><text:span text:style-name="T2"><text:tab/>- les soldats: ils existent différents types de soldats: cavaliers, archers... Ils coûtent des ressources pour être entraînés. Ils sont contrôlés par le héros et sont définis par des points de vie et une attaque. </text:span></text:p>
        <text:p text:style-name="P3"><text:span text:style-name="T2"><text:tab/>-le héros: le héros est choisi au début du jeu parmi une liste de héros. Il a des pouvoirs spécifiques. Il mène l’armée de soldats pendant les attaques.</text:span></text:p>
        <text:p text:style-name="P3"/>
        <text:p text:style-name="P3"><text:span text:style-name="T2">Les différents bâtiments sont:</text:span></text:p>
        <text:p text:style-name="P3"><text:span text:style-name="T2"><text:tab/></text:span></text:p>
        <text:p text:style-name="P3"><text:span text:style-name="T2"><text:tab/>-les mines: elles contiennent les ressources. Les villageois vont chercher dans ces mines pour avoir des ressources.</text:span></text:p>
        <text:p text:style-name="P3"><text:span text:style-name="T2"><text:tab/>-la caserne: elle permet en échange de ressources et d’un temps donné d’avoir des soldats.</text:span></text:p>
        <text:p text:style-name="P3"><text:span text:style-name="T2"><text:tab/>-un château: sert au héros pour se reposer et donnera accès au menu (sauvegarde, langue, son...). Le château aura aussi des points de vies qui seront ajoutés à ceux des soldats lors d’une attaque adverse.</text:span></text:p>
        <text:p text:style-name="P3"/>
        <text:p text:style-name="P3"/>
        <text:p text:style-name="P3"/>
        <text:h text:style-name="Heading 2" text:outline-level="2"><text:bookmark-start text:name="__RefHeading__3406_1053578290"/><text:bookmark-end text:name="__RefHeading__3406_1053578290"/></text:h>
        <text:p/>
        <text:h text:style-name="P4" text:outline-level="2">Conception Logiciel</text:h>
        <text:p text:style-name="Text">Présenter ici les packages de votre solution, ainsi que leurs dépendances.</text:p>
        <text:p text:style-name="P5"/>
        <text:p text:style-name="Normal"/>
        <text:p text:style-name="Normal"/>
        <text:p/>
        <text:h text:style-name="P2"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 2" text:outline-level="2"><text:bookmark-start text:name="__RefHeading__1480_1060408740"/>Description des états<text:bookmark-end text:name="__RefHeading__1480_1060408740"/></text:h>
        <text:p text:style-name="P3"><text:span text:style-name="T1"><text:tab/>L’états du jeu est modélisé par deux états: un états pour le jeu en général (nommé village) qui modélise le village et un état qui modélise la phase de guerre. Chacun des états est formés par un ensemble d’éléments fixes et d’élément mobiles. Chaque élément est défini par:</text:span></text:p>
        <text:p text:style-name="P3"><text:span text:style-name="T1"><text:tab/><text:tab/>- ses coordonnées dans la grilles (x,y)</text:span></text:p>
        <text:p text:style-name="P3"><text:span text:style-name="T1"><text:tab/><text:tab/>- sa taille</text:span></text:p>
        <text:p text:style-name="P3"><text:span text:style-name="T1"><text:tab/><text:tab/>- son identifiant d’élément</text:span></text:p>
        <text:p text:style-name="P3"/>
        <text:p text:style-name="P3"><text:tab/><text:span text:style-name="T3">État de jeu village</text:span></text:p>
        <text:p text:style-name="P3"><text:span text:style-name="T4"><text:tab/><text:tab/>Cet état modélise le village du joueur. Ces éléments fixes sont les bâtiments (château, mine, caserne) et les éléments de décors, et ces éléments mobiles sont le héros et les villageois.</text:span></text:p>
        <text:p text:style-name="P3"/>
        <text:p text:style-name="P3"><text:span text:style-name="T4"><text:tab/><text:tab/></text:span><text:span text:style-name="T5">État des éléments fixes</text:span></text:p>
        <text:p text:style-name="P3"><text:span text:style-name="T4">La grille est défini en deux types de cases: les cases «libres» et les cases «non-libres».</text:span></text:p>
        <text:p text:style-name="P3"/>
        <text:p text:style-name="P3"><text:span text:style-name="T4">Cases libres: Les cases libres sont modélisés par de l’herbe et pourront être chevauché par les élément mobiles.</text:span></text:p>
        <text:p text:style-name="P3"/>
        <text:p text:style-name="P3"><text:span text:style-name="T4">Cases «non-libres»: Les cases non-libres ne peuvent pas être chevauché par les éléments mobiles et sont soit un bâtiments soit un éléments de décors.</text:span></text:p>
        <text:p text:style-name="P3"/>
        <text:p text:style-name="P3"><text:span text:style-name="T4"><text:tab/><text:tab/></text:span><text:span text:style-name="T6">État des éléments mobiles</text:span></text:p>
        <text:p text:style-name="P3"><text:span text:style-name="T2">Les éléments mobiles possède une direction (aucune, droite, gauche, haut, bas), une vitesse, une position. </text:span></text:p>
        <text:h text:style-name="Heading 2" text:outline-level="2"><text:bookmark-start text:name="__RefHeading__1484_1060408740"/>Conception logiciel<text:bookmark-end text:name="__RefHeading__1484_1060408740"/></text:h>
        <text:p text:style-name="Text body"><text:tab/></text:p>
        <text:h text:style-name="Heading 2" text:outline-level="2"><text:bookmark-start text:name="__DdeLink__1054_1053578290"/><text:bookmark-start text:name="__RefHeading__1027_1053578290"/>Conception logiciel : extension pour le rendu<text:bookmark-end text:name="__DdeLink__1054_1053578290"/></text:h>
        <text:p text:style-name="P6"/>
        <text:h text:style-name="Heading 2" text:outline-level="2"><text:bookmark-start text:name="__RefHeading__3408_1053578290"/>Conception logiciel : extension pour le moteur de jeu<text:bookmark-end text:name="__RefHeading__3408_1053578290"/></text:h>
        <text:h text:style-name="Heading 2" text:outline-level="2"><text:bookmark-start text:name="__RefHeading__2098_1060408740"/>Ressources<text:bookmark-end text:name="__RefHeading__2098_1060408740"/></text:h>
        <text:p text:style-name="P7"/>
        <text:p text:style-name="Normal"/>
        <text:p text:style-name="Normal"/>
        <text:p/>
        <text:p text:style-name="P8"/>
        <text:p text:style-name="Text body"/>
        <text:p text:style-name="Text body">
    <draw:frame draw:name="Frame1" draw:style-name="graphic1" draw:z-index="0" text:anchor-type="paragraph" svg:x="block-above-text" svg:y="block-above-text" svg:width="25.7cm">
     <draw:text-box fo:min-height="13.526cm">
      <text:p text:style-name="Caption">Illustration 1: Diagramme des classes d'état</text:p>
     </draw:text-box>
    </draw:frame> <text:s/></text:p>
        <text:p text:style-name="Normal"/>
        <text:p text:style-name="Normal"/>
        <text:p/>
        <text:h text:style-name="P2"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 2" text:outline-level="2"><text:bookmark-start text:name="__RefHeading__2104_1060408740"/>Stratégie de rendu d'un état<text:bookmark-end text:name="__RefHeading__2104_1060408740"/></text:h>
        <text:p text:style-name="Text body"/>
        <text:h text:style-name="Heading 2" text:outline-level="2"><text:bookmark-start text:name="__RefHeading__2118_1060408740"/><text:bookmark-start text:name="__DdeLink__1274_1053578290"/>Conception <text:bookmark-end text:name="__DdeLink__1274_1053578290"/>logiciel</text:h>
        <text:p text:style-name="Text body"/>
        <text:h text:style-name="Heading 2" text:outline-level="2"><text:bookmark-start text:name="__RefHeading__3410_1053578290"/>Conception logiciel : extension pour les animations<text:bookmark-end text:name="__RefHeading__3410_1053578290"/></text:h>
        <text:p text:style-name="Text body"/>
        <text:h text:style-name="Heading 2" text:outline-level="2"><text:bookmark-start text:name="__RefHeading__2132_1060408740"/>Ressources<text:bookmark-end text:name="__RefHeading__2132_1060408740"/></text:h>
        <text:p text:style-name="Text body"/>
        <text:h text:style-name="Heading 2" text:outline-level="2"><text:bookmark-start text:name="__RefHeading__2136_1060408740"/>Exemple de rendu<text:bookmark-end text:name="__RefHeading__2136_1060408740"/></text:h>
        <text:p text:style-name="Text body"/>
        <text:p text:style-name="Normal"/>
        <text:p text:style-name="Normal"/>
        <text:p/>
        <text:p text:style-name="P8">
    <draw:frame draw:name="Frame2" draw:style-name="graphic1" draw:z-index="0" text:anchor-type="paragraph" svg:x="block-above-text" svg:y="block-above-text" svg:width="25.7cm">
     <draw:text-box fo:min-height="12.555cm">
      <text:p text:style-name="Caption">Illustration 2: Diagramme de classes pour le rendu</text:p>
     </draw:text-box>
    </draw:frame> <text:s/></text:p>
        <text:p text:style-name="Normal"/>
        <text:p text:style-name="Normal"/>
        <text:p/>
        <text:h text:style-name="P2"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 2" text:outline-level="2"><text:bookmark-start text:name="__RefHeading__2079_824097905"/>Horloge globale<text:bookmark-end text:name="__RefHeading__2079_824097905"/></text:h>
        <text:p text:style-name="Text body"/>
        <text:h text:style-name="Heading 2" text:outline-level="2"><text:bookmark-start text:name="__RefHeading__2081_824097905"/>Changements extérieurs<text:bookmark-end text:name="__RefHeading__2081_824097905"/></text:h>
        <text:p text:style-name="Text body"/>
        <text:h text:style-name="Heading 2" text:outline-level="2"><text:bookmark-start text:name="__RefHeading__2083_824097905"/>Changements autonomes<text:bookmark-end text:name="__RefHeading__2083_824097905"/></text:h>
        <text:p text:style-name="Text body"/>
        <text:h text:style-name="Heading 2" text:outline-level="2"><text:bookmark-start text:name="__RefHeading__1029_1053578290"/>Conception logiciel<text:bookmark-end text:name="__RefHeading__1029_1053578290"/></text:h>
        <text:p text:style-name="P6"/>
        <text:h text:style-name="Heading 2" text:outline-level="2"><text:bookmark-start text:name="__RefHeading__3412_1053578290"/>Conception logiciel : extension pour l'IA<text:bookmark-end text:name="__RefHeading__3412_1053578290"/></text:h>
        <text:p text:style-name="P6"/>
        <text:h text:style-name="Heading 2" text:outline-level="2"><text:bookmark-start text:name="__RefHeading__1829_2123130103"/>Conception logiciel : extension pour la parallélisation<text:bookmark-end text:name="__RefHeading__1829_2123130103"/></text:h>
        <text:p text:style-name="P6"/>
        <text:p text:style-name="Normal"/>
        <text:p text:style-name="Normal"/>
        <text:p/>
        <text:p text:style-name="P9">
    <draw:frame draw:name="Frame3" draw:style-name="graphic1" draw:z-index="0" text:anchor-type="paragraph" svg:x="block-above-text" svg:y="block-above-text" svg:width="25.204cm">
     <draw:text-box fo:min-height="13.653cm">
      <text:p text:style-name="Caption">Illustration 3: Diagrammes des classes pour le moteur de jeu</text:p>
     </draw:text-box>
    </draw:frame> <text:s/></text:p>
        <text:p text:style-name="Normal"/>
        <text:p text:style-name="Normal"/>
        <text:p text:style-name="Normal"/>
        <text:p/>
        <text:h text:style-name="P2"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 2" text:outline-level="2"><text:bookmark-start text:name="__RefHeading__2973_1544052078"/>Stratégies<text:bookmark-end text:name="__RefHeading__2973_1544052078"/></text:h>
        <text:p text:style-name="P3"/>
        <text:h text:style-name="Heading 3" text:outline-level="3"><text:bookmark-start text:name="__RefHeading__2975_1544052078"/>Intelligence minimale<text:bookmark-end text:name="__RefHeading__2975_1544052078"/></text:h>
        <text:p text:style-name="P3"/>
        <text:h text:style-name="Heading 3" text:outline-level="3"><text:bookmark-start text:name="__RefHeading__2977_1544052078"/>Intelligence basée sur des heuristiques<text:bookmark-end text:name="__RefHeading__2977_1544052078"/></text:h>
        <text:p text:style-name="P3"/>
        <text:h text:style-name="Heading 3" text:outline-level="3"><text:bookmark-start text:name="__RefHeading__2480_1544052078"/>Intelligence basée sur les arbres de recherche<text:bookmark-end text:name="__RefHeading__2480_1544052078"/></text:h>
        <text:p text:style-name="Text body"/>
        <text:h text:style-name="Heading 2" text:outline-level="2"><text:bookmark-start text:name="__RefHeading__2979_1544052078"/>Conception logiciel<text:bookmark-end text:name="__RefHeading__2979_1544052078"/></text:h>
        <text:p text:style-name="Text body"/>
        <text:h text:style-name="Heading 2" text:outline-level="2"><text:bookmark-start text:name="__RefHeading__2981_1544052078"/>Conception logiciel : extension pour l'IA composée<text:bookmark-end text:name="__RefHeading__2981_1544052078"/></text:h>
        <text:p text:style-name="P6"/>
        <text:h text:style-name="Heading 2" text:outline-level="2"><text:bookmark-start text:name="__RefHeading__2983_1544052078"/>Conception logiciel : extension pour IA avancée<text:bookmark-end text:name="__RefHeading__2983_1544052078"/></text:h>
        <text:p text:style-name="P6"/>
        <text:h text:style-name="Heading 2" text:outline-level="2"><text:bookmark-start text:name="__RefHeading__2985_1544052078"/>Conception logiciel : extension pour la parallélisation<text:bookmark-end text:name="__RefHeading__2985_1544052078"/></text:h>
        <text:p text:style-name="P6"/>
        <text:p text:style-name="Normal"/>
        <text:p text:style-name="Normal"/>
        <text:p/>
        <text:h text:style-name="P2"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 2" text:outline-level="2"><text:bookmark-start text:name="__RefHeading__1831_2123130103"/>Organisation des modules<text:bookmark-end text:name="__RefHeading__1831_2123130103"/></text:h>
        <text:h text:style-name="Heading 3" text:outline-level="3"><text:bookmark-start text:name="__RefHeading__1833_2123130103"/><text:bookmark-start text:name="__RefHeading__1743_2123130103"/>Répartition sur différents threads<text:bookmark-end text:name="__RefHeading__1833_2123130103"/></text:h>
        <text:p text:style-name="P6"/>
        <text:h text:style-name="Heading 3" text:outline-level="3"><text:bookmark-start text:name="__RefHeading__1835_2123130103"/>Répartition sur différentes machines<text:bookmark-end text:name="__RefHeading__1835_2123130103"/></text:h>
        <text:p text:style-name="Text body"/>
        <text:h text:style-name="Heading 2" text:outline-level="2"><text:bookmark-start text:name="__RefHeading__1837_2123130103"/>Conception logiciel<text:bookmark-end text:name="__RefHeading__1837_2123130103"/></text:h>
        <text:p text:style-name="P6"/>
        <text:h text:style-name="Heading 2" text:outline-level="2"><text:bookmark-start text:name="__RefHeading__1966_2123130103"/>Conception logiciel : extension réseau<text:bookmark-end text:name="__RefHeading__1966_2123130103"/></text:h>
        <text:p text:style-name="Text body"/>
        <text:h text:style-name="Heading 2" text:outline-level="2"><text:bookmark-start text:name="__RefHeading__1968_2123130103"/>Conception logiciel : client Android<text:bookmark-end text:name="__RefHeading__1968_2123130103"/></text:h>
        <text:p text:style-name="Text body"/>
        <text:p text:style-name="Normal"/>
        <text:p text:style-name="Normal"/>
        <text:p/>
        <text:p text:style-name="P8"/>
        <text:p text:style-name="Text body">
    <draw:frame draw:name="Frame4" draw:style-name="graphic1" draw:z-index="0" text:anchor-type="paragraph" svg:x="1.025cm" svg:y="1.122cm" svg:width="23.65cm">
     <draw:text-box fo:min-height="13.15cm">
      <text:p text:style-name="Caption">Illustration 4: Diagramme de classes pour la modularisation</text:p>
     </draw:text-box>
    </draw:frame> <text:s/></text:p>
        <text:p text:style-name="Normal"/>
        <text:p text:style-name="Normal"/>
        <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Mono" svg:font-family="Liberation Mono"/>
    <style:font-face style:name="OpenSymbol" svg:font-family="OpenSymbol"/>
  </office:font-face-decls>
  <office:styles>
    <style:default-style style:family="paragraph">
      <style:paragraph-properties style:tab-stop-distance="1.251cm"/>
    </style:default-style>
    <style:style style:family="text" style:name="Footnote anchor_text_text_text" style:next-style-name="Footnote anchor_text_text_text">
      <style:text-properties style:text-position="33%"/>
    </style:style>
    <style:style style:family="text" style:name="Bullet Symbols_text_text_text" style:next-style-name="Bullet Symbols_text_text_text">
      <style:text-properties style:font-name="OpenSymbol"/>
    </style:style>
    <style:style style:family="text" style:name="Internet link_text_text_text" style:next-style-name="Internet link_text_text_text">
      <style:text-properties fo:color="#000080" style:text-underline-type="single"/>
    </style:style>
    <style:style style:family="text" style:name="Reference_text_text" style:next-style-name="Reference_text_text">
      <style:text-properties fo:font-size="10pt"/>
    </style:style>
    <style:style style:family="text" style:name="Reference">
      <style:text-properties fo:font-size="10pt"/>
    </style:style>
    <style:style style:family="paragraph" style:name="Footer" style:parent-style-name="Normal" style:next-style-name="Footer">
      <style:paragraph-properties>
        <style:tab-stops>
          <style:tab-stop style:type="center" style:position="3.345139in"/>
          <style:tab-stop style:type="right" style:position="6.691667in"/>
        </style:tab-stops>
      </style:paragraph-properties>
    </style:style>
    <style:style style:family="paragraph" style:name="Quotations" style:parent-style-name="Normal" style:next-style-name="Quotations">
      <style:paragraph-properties fo:text-indent="0cm" fo:margin-left="1cm" fo:margin-right="1cm" fo:margin-top="0cm" fo:margin-bottom="0.499cm"/>
    </style:style>
    <style:style style:family="paragraph" style:name="Text body" style:parent-style-name="Normal" style:next-style-name="Text body">
      <style:paragraph-properties fo:text-align="justify" fo:line-height="100%" fo:margin-top="0cm" fo:margin-bottom="0cm"/>
    </style:style>
    <style:style style:family="paragraph" style:name="Normal"/>
    <style:style style:family="paragraph" style:name="Title" style:parent-style-name="Heading" style:next-style-name="Text body">
      <style:paragraph-properties fo:text-align="center"/>
      <style:text-properties fo:font-size="28pt" fo:font-weight="bold"/>
    </style:style>
    <style:style style:family="paragraph" style:name="Footnote" style:parent-style-name="Normal" style:next-style-name="Footnote">
      <style:paragraph-properties fo:text-indent="-0.598cm" fo:margin-left="0.598cm" fo:margin-right="0cm"/>
      <style:text-properties fo:font-size="10pt"/>
    </style:style>
    <style:style style:family="paragraph" style:name="Heading 2" style:parent-style-name="Heading" style:next-style-name="Text body">
      <style:paragraph-properties fo:margin-top="0.7cm" fo:margin-bottom="0.4cm"/>
      <style:text-properties fo:font-size="16pt" fo:font-weight="bold"/>
    </style:style>
    <style:style style:family="paragraph" style:name="Text" style:parent-style-name="Caption" style:next-style-name="Text">
      <style:paragraph-properties fo:text-align="justify" fo:text-indent="0cm" fo:margin-left="0.4cm" fo:margin-right="0cm" fo:margin-top="0cm" fo:margin-bottom="0.21cm"/>
      <style:text-properties fo:font-size="9pt"/>
    </style:style>
    <style:style style:family="paragraph" style:name="Contents Heading" style:parent-style-name="Heading" style:next-style-name="Contents Heading">
      <style:paragraph-properties fo:text-indent="0cm" fo:margin-left="0cm" fo:margin-right="0cm"/>
      <style:text-properties fo:font-size="16pt" fo:font-weight="bold"/>
    </style:style>
    <style:style style:family="paragraph" style:name="Contents 1" style:parent-style-name="Normal" style:next-style-name="Contents 1">
      <style:paragraph-properties fo:text-indent="0cm" fo:margin-left="0cm" fo:margin-right="0cm">
        <style:tab-stops>
          <style:tab-stop style:type="right" style:position="6.691667in" style:leader-style="dotted" style:leader-text="."/>
        </style:tab-stops>
      </style:paragraph-properties>
    </style:style>
    <style:style style:family="paragraph" style:name="Heading 1" style:parent-style-name="Heading" style:next-style-name="Text body">
      <style:paragraph-properties fo:margin-top="0.423cm" fo:margin-bottom="0.212cm"/>
      <style:text-properties fo:font-size="18pt" fo:font-weight="bold"/>
    </style:style>
    <style:style style:family="paragraph" style:name="Contents 2" style:parent-style-name="Normal" style:next-style-name="Contents 2">
      <style:paragraph-properties fo:text-indent="0cm" fo:margin-left="0.499cm" fo:margin-right="0cm">
        <style:tab-stops>
          <style:tab-stop style:type="right" style:position="6.495139in" style:leader-style="dotted" style:leader-text="."/>
        </style:tab-stops>
      </style:paragraph-properties>
    </style:style>
    <style:style style:family="paragraph" style:name="Heading 3" style:parent-style-name="Heading" style:next-style-name="Text body">
      <style:paragraph-properties fo:margin-top="0.247cm" fo:margin-bottom="0.212cm"/>
      <style:text-properties fo:color="#808080" fo:font-size="14pt" fo:font-weight="bold"/>
    </style:style>
    <style:style style:family="paragraph" style:name="Heading" style:parent-style-name="Normal" style:next-style-name="Text body">
      <style:paragraph-properties fo:margin-top="0.423cm" fo:margin-bottom="0.212cm" fo:keep-with-next="always"/>
      <style:text-properties style:font-name="Liberation Sans" fo:font-size="14pt"/>
    </style:style>
    <style:style style:family="paragraph" style:name="Subtitle" style:parent-style-name="Heading" style:next-style-name="Text body">
      <style:paragraph-properties fo:text-align="center" fo:margin-top="0.106cm" fo:margin-bottom="0.212cm"/>
      <style:text-properties fo:font-size="18pt"/>
    </style:style>
    <style:style style:family="paragraph" style:name="Contents 3" style:parent-style-name="Normal" style:next-style-name="Contents 3">
      <style:paragraph-properties fo:text-indent="0cm" fo:margin-left="0.998cm" fo:margin-right="0cm">
        <style:tab-stops>
          <style:tab-stop style:type="right" style:position="6.300000in" style:leader-style="dotted" style:leader-text="."/>
        </style:tab-stops>
      </style:paragraph-properties>
    </style:style>
    <style:style style:family="paragraph" style:name="Caption" style:parent-style-name="Normal" style:next-style-name="Caption">
      <style:paragraph-properties fo:margin-top="0.212cm" fo:margin-bottom="0.212cm"/>
      <style:text-properties fo:font-size="12pt" fo:font-style="italic"/>
    </style:style>
    <style:style style:family="paragraph" style:name="Preformatted Text" style:parent-style-name="Normal" style:next-style-name="Preformatted Text">
      <style:paragraph-properties fo:margin-top="0cm" fo:margin-bottom="0cm"/>
      <style:text-properties style:font-name="Liberation Mono" fo:font-size="10pt"/>
    </style:style>
    <style:style style:family="graphic" style:name="Frame"/>
  </office:styles>
  <office:automatic-styles>
    <style:style style:family="paragraph" style:name="P1" style:parent-style-name="Footer">
      <style:paragraph-properties fo:text-align="left"/>
    </style:style>
    <style:page-layout style:name="Standard">
      <style:page-layout-properties fo:page-width="8.267717in" fo:page-height="11.692913in" style:print-orientation="portrait" fo:margin-top="2cm" fo:margin-bottom="2.000000cm" fo:margin-left="2cm" fo:margin-right="2cm"/>
      <style:footer-style>
        <style:header-footer-properties svg:height="1.769000cm"/>
      </style:footer-style>
    </style:page-layout>
  </office:automatic-styles>
  <office:master-styles>
    <style:master-page style:name="Standard" style:page-layout-name="Standard">
      <style:footer>
        <text:p text:style-name="P1">Projet Logiciel Transversal – Mehdi NACER – Maxime HEURTEAU<text:tab/>Page <text:page-number>14</text:page-number> /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8.6 (unix, gtk)</meta:generator>
    <meta:creation-date>2015-06-02T08:52:17.998379524</meta:creation-date>
    <dc:date>2015-09-21T16:04:25.247905907</dc:date>
  </office:meta>
</office:document-meta>
</file>